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SINGLECYCLE</text:p>
          </table:table-cell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SINGLECYCLE</text:p>
          </table:table-cell>
        </table:table-row>
        <table:table-row table:style-name="ro1">
          <table:table-cell office:value-type="string" calcext:value-type="string">
            <text:p>Latency</text:p>
          </table:table-cell>
          <table:table-cell table:number-columns-repeated="2" office:value-type="string" calcext:value-type="string">
            <text:p>CPUCLK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office:value-type="float" office:value="39.37" calcext:value-type="float">
            <text:p>39.37</text:p>
          </table:table-cell>
          <table:table-cell/>
          <table:table-cell office:value-type="float" office:value="129.6" calcext:value-type="float">
            <text:p>129.6</text:p>
          </table:table-cell>
          <table:table-cell office:value-type="float" office:value="74.27" calcext:value-type="float">
            <text:p>74.2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8.09" calcext:value-type="float">
            <text:p>58.09</text:p>
          </table:table-cell>
          <table:table-cell office:value-type="float" office:value="39.68" calcext:value-type="float">
            <text:p>39.68</text:p>
          </table:table-cell>
          <table:table-cell/>
          <table:table-cell office:value-type="float" office:value="122.49" calcext:value-type="float">
            <text:p>122.49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.17" calcext:value-type="float">
            <text:p>60.17</text:p>
          </table:table-cell>
          <table:table-cell office:value-type="float" office:value="36.82" calcext:value-type="float">
            <text:p>36.82</text:p>
          </table:table-cell>
          <table:table-cell/>
          <table:table-cell office:value-type="float" office:value="126.07" calcext:value-type="float">
            <text:p>126.07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38" calcext:value-type="float">
            <text:p>59.38</text:p>
          </table:table-cell>
          <table:table-cell office:value-type="float" office:value="37.59" calcext:value-type="float">
            <text:p>37.59</text:p>
          </table:table-cell>
          <table:table-cell/>
          <table:table-cell office:value-type="float" office:value="134.52" calcext:value-type="float">
            <text:p>134.52</text:p>
          </table:table-cell>
          <table:table-cell office:value-type="float" office:value="67.89" calcext:value-type="float">
            <text:p>67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7" calcext:value-type="float">
            <text:p>59.7</text:p>
          </table:table-cell>
          <table:table-cell office:value-type="float" office:value="36.88" calcext:value-type="float">
            <text:p>36.88</text:p>
          </table:table-cell>
          <table:table-cell/>
          <table:table-cell office:value-type="float" office:value="143.25" calcext:value-type="float">
            <text:p>143.25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95" calcext:value-type="float">
            <text:p>58.95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float" office:value="122.09" calcext:value-type="float">
            <text:p>122.09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instructions</text:p>
          </table:table-cell>
          <table:table-cell table:number-columns-repeated="2" office:value-type="float" office:value="5404" calcext:value-type="float">
            <text:p>5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s</text:p>
          </table:table-cell>
          <table:table-cell table:formula="of:=19933/2" office:value-type="float" office:value="9966.5" calcext:value-type="float">
            <text:p>9966.5</text:p>
          </table:table-cell>
          <table:table-cell table:formula="of:=27605/2" office:value-type="float" office:value="13802.5" calcext:value-type="float">
            <text:p>1380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i</text:p>
          </table:table-cell>
          <table:table-cell table:formula="of:=[.B12]/[.B11]" office:value-type="float" office:value="1.84428201332346" calcext:value-type="float">
            <text:p>1.84428201332346</text:p>
          </table:table-cell>
          <table:table-cell table:formula="of:=[.C12]/[.C11]" office:value-type="float" office:value="2.55412657290896" calcext:value-type="float">
            <text:p>2.55412657290896</text:p>
          </table:table-cell>
          <table:table-cell/>
          <table:table-cell table:formula="of:=[.B11]/[.B12]" office:value-type="float" office:value="0.54221642502383" calcext:value-type="float">
            <text:p>0.54221642502383</text:p>
          </table:table-cell>
          <table:table-cell/>
        </table:table-row>
        <table:table-row table:style-name="ro1">
          <table:table-cell table:number-columns-repeated="4"/>
          <table:table-cell table:formula="of:=[.C11]/[.C12]" office:value-type="float" office:value="0.391523274769064" calcext:value-type="float">
            <text:p>0.391523274769064</text:p>
          </table:table-cell>
          <table:table-cell/>
        </table:table-row>
        <table:table-row table:style-name="ro1">
          <table:table-cell office:value-type="string" calcext:value-type="string">
            <text:p>fmax</text:p>
          </table:table-cell>
          <table:table-cell table:formula="of:=[.B4]*1000000" office:value-type="float" office:value="58090000" calcext:value-type="float">
            <text:p>58090000</text:p>
          </table:table-cell>
          <table:table-cell office:value-type="float" office:value="36120000" calcext:value-type="float">
            <text:p>361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time</text:p>
          </table:table-cell>
          <table:table-cell table:formula="of:=1/[.B15]" office:value-type="float" office:value="0.0000000172146668961956" calcext:value-type="float">
            <text:p>1.72146668961956E-08</text:p>
          </table:table-cell>
          <table:table-cell table:formula="of:=1/[.C15]" office:value-type="float" office:value="0.0000000276854928017719" calcext:value-type="float">
            <text:p>2.76854928017719E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time*cpi</text:p>
          </table:table-cell>
          <table:table-cell table:formula="of:=[.B13]*[.B16]" office:value-type="float" office:value="0.0000000317487005220083" calcext:value-type="float">
            <text:p>3.17487005220083E-08</text:p>
          </table:table-cell>
          <table:table-cell table:style-name="ce1" table:formula="of:=[.C16]*[.C13]" office:value-type="float" office:value="0.0000000707122528490852" calcext:value-type="float">
            <text:p>7.07E-08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1 INSTR/TIME</text:p>
          </table:table-cell>
        </table:table-row>
        <table:table-row table:style-name="ro1">
          <table:table-cell office:value-type="string" calcext:value-type="string">
            <text:p>CYCLE PER SECOND</text:p>
          </table:table-cell>
          <table:table-cell table:formula="of:=1/[.B16]" office:value-type="float" office:value="58090000" calcext:value-type="float">
            <text:p>58090000</text:p>
          </table:table-cell>
          <table:table-cell table:formula="of:=1/[.C16]" office:value-type="float" office:value="36120000" calcext:value-type="float">
            <text:p>36120000</text:p>
          </table:table-cell>
          <table:table-cell/>
          <table:table-cell office:value-type="string" calcext:value-type="string">
            <text:p><text:s/>1/CYCLE TIMW</text:p>
          </table:table-cell>
          <table:table-cell/>
        </table:table-row>
        <table:table-row table:style-name="ro1">
          <table:table-cell office:value-type="string" calcext:value-type="string">
            <text:p>MIPS</text:p>
          </table:table-cell>
          <table:table-cell table:formula="of:=([.B18]/[.B13]*10^-6)" office:value-type="float" office:value="31.4973521296343" calcext:value-type="float">
            <text:p>31.497352129634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17]*[.B11]" office:value-type="float" office:value="0.000171569977620933" calcext:value-type="float">
            <text:p>0.000171569977621</text:p>
          </table:table-cell>
          <table:table-cell table:formula="of:=[.C17]*5404" office:value-type="float" office:value="0.000382129014396456" calcext:value-type="float">
            <text:p>0.000382129014396</text:p>
          </table:table-cell>
          <table:table-cell table:number-columns-repeated="3"/>
        </table:table-row>
      </table:table>
      <table:table table:name="Multicore" table:style-name="ta1">
        <table:table-column table:style-name="co2" table:number-columns-repeated="3" table:default-cell-style-name="ce3"/>
        <table:table-row table:style-name="ro1">
          <table:table-cell table:style-name="Default"/>
          <table:table-cell table:style-name="Default" office:value-type="string" calcext:value-type="string">
            <text:p>dual.mergesort.asm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PUCLK</text:p>
          </table:table-cell>
          <table:table-cell office:value-type="string" calcext:value-type="string">
            <text:p>CL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5.07MHz</text:p>
          </table:table-cell>
          <table:table-cell office:value-type="string" calcext:value-type="string">
            <text:p>44.53MH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.58 MHz</text:p>
          </table:table-cell>
          <table:table-cell office:value-type="string" calcext:value-type="string">
            <text:p>39.27 MH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.57 MHz</text:p>
          </table:table-cell>
          <table:table-cell office:value-type="string" calcext:value-type="string">
            <text:p>48.02 MHz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.4 MHz </text:p>
          </table:table-cell>
          <table:table-cell office:value-type="string" calcext:value-type="string">
            <text:p><text:s/>41.01 MH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.22 MHz</text:p>
          </table:table-cell>
          <table:table-cell office:value-type="string" calcext:value-type="string">
            <text:p>52.52 MHz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.91 MHz</text:p>
          </table:table-cell>
          <table:table-cell office:value-type="string" calcext:value-type="string">
            <text:p>44.49 M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5">00/00/0000</text:date>, <text:time style:data-style-name="N2" text:time-value="20:37:52.986171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23:42:02.674455430</meta:creation-date>
    <meta:editing-duration>PT2H28M34S</meta:editing-duration>
    <meta:editing-cycles>14</meta:editing-cycles>
    <meta:generator>LibreOffice/5.3.6.1$Linux_X86_64 LibreOffice_project/30$Build-1</meta:generator>
    <dc:date>2021-12-05T22:30:08.571447320</dc:date>
    <meta:document-statistic meta:table-count="2" meta:cell-count="91" meta:object-count="0"/>
  </office:meta>
</office:document-meta>
</file>